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paragraph-properties fo:line-height="200%" fo:text-align="justify" style:justify-single-word="false"/>
      <style:text-properties style:font-name="Arial" fo:font-size="11pt" fo:language="es" fo:country="ES" fo:font-weight="bold" officeooo:rsid="00107ab1" officeooo:paragraph-rsid="00107ab1" style:font-size-asian="11pt" style:font-weight-asian="bold" style:font-size-complex="11pt" style:font-weight-complex="bold"/>
    </style:style>
    <style:style style:name="P2" style:family="paragraph" style:parent-style-name="Standard">
      <style:paragraph-properties fo:line-height="115%" fo:text-align="center" style:justify-single-word="false"/>
      <style:text-properties style:font-name="Arial" fo:font-size="11pt" fo:language="es" fo:country="ES" fo:font-weight="bold" officeooo:rsid="000fd63e" officeooo:paragraph-rsid="000fd63e"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ES" fo:font-weight="bold" officeooo:rsid="002173ea" officeooo:paragraph-rsid="002173ea"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ES" officeooo:rsid="00107ab1" officeooo:paragraph-rsid="00107ab1" style:font-size-asian="11pt" style:font-size-complex="11pt"/>
    </style:style>
    <style:style style:name="P5"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23f33" officeooo:paragraph-rsid="001f71b9" style:font-size-asian="11pt" style:font-size-complex="11pt"/>
    </style:style>
    <style:style style:name="P6"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3232f" style:font-size-asian="11pt" style:font-size-complex="11pt"/>
    </style:style>
    <style:style style:name="P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4c709" style:font-size-asian="11pt" style:font-size-complex="11pt"/>
    </style:style>
    <style:style style:name="P8"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d701b" style:font-size-asian="11pt" style:font-size-complex="11pt"/>
    </style:style>
    <style:style style:name="P9"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4c709" officeooo:paragraph-rsid="00107ab1" style:font-size-asian="11pt" style:font-size-complex="11pt"/>
    </style:style>
    <style:style style:name="P10" style:family="paragraph" style:parent-style-name="Standard">
      <style:paragraph-properties fo:line-height="115%" fo:text-align="center" style:justify-single-word="false"/>
      <style:text-properties style:font-name="Arial" fo:font-size="11pt" fo:language="es" fo:country="ES" officeooo:rsid="000fd63e" officeooo:paragraph-rsid="000fd63e" style:font-size-asian="11pt" style:font-size-complex="11pt"/>
    </style:style>
    <style:style style:name="P11" style:family="paragraph" style:parent-style-name="Standard">
      <style:paragraph-properties fo:line-height="200%" fo:text-align="justify" style:justify-single-word="false"/>
      <style:text-properties style:font-name="Arial" fo:font-size="11pt" fo:language="es" fo:country="ES" officeooo:rsid="000fd63e" officeooo:paragraph-rsid="000fd63e" style:font-size-asian="11pt" style:font-size-complex="11pt"/>
    </style:style>
    <style:style style:name="P12"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68a7f" officeooo:paragraph-rsid="00107ab1" style:font-size-asian="11pt" style:font-size-complex="11pt"/>
    </style:style>
    <style:style style:name="P13"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13232f" style:font-size-asian="11pt" style:font-weight-asian="normal" style:font-size-complex="11pt" style:font-weight-complex="normal"/>
    </style:style>
    <style:style style:name="P14"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1f71b9" style:font-size-asian="11pt" style:font-weight-asian="normal" style:font-size-complex="11pt" style:font-weight-complex="normal"/>
    </style:style>
    <style:style style:name="P15" style:family="paragraph" style:parent-style-name="Standard" style:list-style-name="L1">
      <style:paragraph-properties fo:line-height="200%" fo:text-align="justify" style:justify-single-word="false"/>
      <style:text-properties style:font-name="Arial" fo:font-size="11pt" fo:language="es" fo:country="ES" fo:font-style="italic" officeooo:rsid="0013232f" officeooo:paragraph-rsid="0013232f" style:font-size-asian="11pt" style:font-style-asian="italic" style:font-size-complex="11pt" style:font-style-complex="italic"/>
    </style:style>
    <style:style style:name="P16"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style="italic" officeooo:rsid="0014c709" officeooo:paragraph-rsid="0014c709" style:font-size-asian="11pt" style:font-style-asian="italic" style:font-size-complex="11pt" style:font-style-complex="italic"/>
    </style:style>
    <style:style style:name="P1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style="italic" fo:font-weight="normal" officeooo:rsid="001f7c2a" officeooo:paragraph-rsid="002c29d0" style:font-size-asian="11pt" style:font-style-asian="italic" style:font-weight-asian="normal" style:font-size-complex="11pt" style:font-style-complex="italic" style:font-weight-complex="normal"/>
    </style:style>
    <style:style style:name="P18" style:family="paragraph" style:parent-style-name="Standard" style:list-style-name="L2">
      <style:paragraph-properties fo:line-height="200%" fo:text-align="justify" style:justify-single-word="false"/>
      <style:text-properties style:font-name="Arial" fo:font-size="11pt" fo:language="es" fo:country="ES" officeooo:rsid="00168a7f" officeooo:paragraph-rsid="00168a7f" style:font-size-asian="11pt" style:font-size-complex="11pt"/>
    </style:style>
    <style:style style:name="P19"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23f33" officeooo:paragraph-rsid="002c29d0" style:font-size-asian="11pt" style:font-size-complex="11pt"/>
    </style:style>
    <style:style style:name="P20"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e38bf" officeooo:paragraph-rsid="002c29d0" style:font-size-asian="11pt" style:font-size-complex="11pt"/>
    </style:style>
    <style:style style:name="P21" style:family="paragraph" style:parent-style-name="Standard">
      <style:paragraph-properties fo:line-height="200%" fo:text-align="justify" style:justify-single-word="false"/>
      <style:text-properties style:font-name="Arial" fo:font-size="11pt" fo:language="es" fo:country="ES" fo:font-weight="bold" officeooo:rsid="002173ea" officeooo:paragraph-rsid="002173ea" style:font-size-asian="11pt" style:font-weight-asian="bold" style:font-size-complex="11pt" style:font-weight-complex="bold"/>
    </style:style>
    <style:style style:name="P22"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2bf712" style:font-size-asian="11pt" style:font-weight-asian="normal" style:font-size-complex="11pt" style:font-weight-complex="normal"/>
    </style:style>
    <style:style style:name="P23"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2c29d0" style:font-size-asian="11pt" style:font-weight-asian="normal" style:font-size-complex="11pt" style:font-weight-complex="normal"/>
    </style:style>
    <style:style style:name="P24"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2d4b4b" style:font-size-asian="11pt" style:font-weight-asian="normal" style:font-size-complex="11pt" style:font-weight-complex="normal"/>
    </style:style>
    <style:style style:name="P25"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e38bf" officeooo:paragraph-rsid="002c29d0" style:font-size-asian="11pt" style:font-weight-asian="normal" style:font-size-complex="11pt" style:font-weight-complex="normal"/>
    </style:style>
    <style:style style:name="P26" style:family="paragraph" style:parent-style-name="Standard" style:list-style-name="L3">
      <style:paragraph-properties fo:line-height="200%" fo:text-align="justify" style:justify-single-word="false"/>
      <style:text-properties style:font-name="Arial" fo:font-size="11pt" fo:language="es" fo:country="ES" fo:font-weight="normal" officeooo:rsid="002173ea" officeooo:paragraph-rsid="002173ea" style:font-size-asian="11pt" style:font-weight-asian="normal" style:font-size-complex="11pt" style:font-weight-complex="normal"/>
    </style:style>
    <style:style style:name="P27" style:family="paragraph" style:parent-style-name="Standard">
      <style:paragraph-properties fo:line-height="200%" fo:text-align="justify" style:justify-single-word="false"/>
      <style:text-properties fo:font-variant="normal" fo:text-transform="none" fo:color="#222222" loext:opacity="100%" style:font-name="Arial1" fo:font-size="9.75pt" fo:letter-spacing="normal" fo:language="es" fo:country="ES" fo:font-style="normal" fo:font-weight="normal" officeooo:rsid="002173ea" officeooo:paragraph-rsid="002173ea" style:font-size-asian="11pt" style:font-weight-asian="normal" style:font-size-complex="11pt" style:font-weight-complex="normal"/>
    </style:style>
    <style:style style:name="P28"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44308"/>
    </style:style>
    <style:style style:name="T3" style:family="text">
      <style:text-properties officeooo:rsid="00205f22"/>
    </style:style>
    <style:style style:name="T4" style:family="text">
      <style:text-properties officeooo:rsid="00107ab1"/>
    </style:style>
    <style:style style:name="T5" style:family="text">
      <style:text-properties fo:font-style="normal" officeooo:rsid="00191c6b" style:font-style-asian="normal" style:font-style-complex="normal"/>
    </style:style>
    <style:style style:name="T6" style:family="text">
      <style:text-properties fo:font-style="normal" officeooo:rsid="002c29d0" style:font-style-asian="normal" style:font-style-complex="normal"/>
    </style:style>
    <style:style style:name="T7" style:family="text">
      <style:text-properties officeooo:rsid="00194662"/>
    </style:style>
    <style:style style:name="T8" style:family="text">
      <style:text-properties fo:font-weight="bold" style:font-weight-asian="bold" style:font-weight-complex="bold"/>
    </style:style>
    <style:style style:name="T9" style:family="text">
      <style:text-properties fo:font-weight="bold" officeooo:rsid="00107ab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f7c2a" style:font-weight-asian="normal" style:font-weight-complex="normal"/>
    </style:style>
    <style:style style:name="T12" style:family="text">
      <style:text-properties fo:font-weight="normal" officeooo:rsid="002c29d0" style:font-weight-asian="normal" style:font-weight-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244308" style:font-style-asian="italic" style:font-style-complex="italic"/>
    </style:style>
    <style:style style:name="T16" style:family="text">
      <style:text-properties fo:font-style="italic" officeooo:rsid="002c29d0" style:font-style-asian="italic" style:font-style-complex="italic"/>
    </style:style>
    <style:style style:name="T17" style:family="text">
      <style:text-properties fo:font-style="italic" officeooo:rsid="002bf712" style:font-style-asian="italic" style:font-style-complex="italic"/>
    </style:style>
    <style:style style:name="T18" style:family="text">
      <style:text-properties fo:font-style="italic" officeooo:rsid="0013232f" style:font-style-asian="italic" style:font-style-complex="italic"/>
    </style:style>
    <style:style style:name="T19" style:family="text">
      <style:text-properties fo:font-style="italic" officeooo:rsid="00215abc" style:font-style-asian="italic" style:font-style-complex="italic"/>
    </style:style>
    <style:style style:name="T20" style:family="text">
      <style:text-properties fo:font-style="italic" officeooo:rsid="001e38bf"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15abc" style:font-style-asian="italic" style:font-weight-asian="normal" style:font-style-complex="italic" style:font-weight-complex="normal"/>
    </style:style>
    <style:style style:name="T23" style:family="text">
      <style:text-properties fo:font-style="italic" fo:font-weight="normal" officeooo:rsid="002c29d0" style:font-style-asian="italic" style:font-weight-asian="normal" style:font-style-complex="italic" style:font-weight-complex="normal"/>
    </style:style>
    <style:style style:name="T24" style:family="text">
      <style:text-properties officeooo:rsid="001d701b"/>
    </style:style>
    <style:style style:name="T25" style:family="text">
      <style:text-properties officeooo:rsid="001eb7bd"/>
    </style:style>
    <style:style style:name="T26" style:family="text">
      <style:text-properties officeooo:rsid="001f369a"/>
    </style:style>
    <style:style style:name="T27" style:family="text">
      <style:text-properties officeooo:rsid="001f71b9"/>
    </style:style>
    <style:style style:name="T28" style:family="text">
      <style:text-properties officeooo:rsid="0020d5c9"/>
    </style:style>
    <style:style style:name="T29" style:family="text">
      <style:text-properties officeooo:rsid="00259eb5"/>
    </style:style>
    <style:style style:name="T30" style:family="text">
      <style:text-properties officeooo:rsid="00297e36"/>
    </style:style>
    <style:style style:name="T31" style:family="text">
      <style:text-properties officeooo:rsid="002bf712"/>
    </style:style>
    <style:style style:name="T32" style:family="text">
      <style:text-properties officeooo:rsid="002173ea"/>
    </style:style>
    <style:style style:name="T33" style:family="text">
      <style:text-properties officeooo:rsid="002c29d0"/>
    </style:style>
    <style:style style:name="T34" style:family="text">
      <style:text-properties officeooo:rsid="002f1dc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 NACIONAL DE ENTRE RIOS</text:p>
      <text:p text:style-name="P10">SECRETARÍA DE INVESTIGACIONES CIENTÍFICAS, TECNOLÓGICAS Y DE FORMACIÓN DE RECURSOS HUMANOS.</text:p>
      <text:p text:style-name="P2">DIRECTORES NOVELES</text:p>
      <text:p text:style-name="P10">FORMULARIO PARA LA PRESENTACIÓN DEL PROYECTO DE INVESTIGACIÓN</text:p>
      <text:p text:style-name="P11"><draw:line text:anchor-type="paragraph" draw:z-index="0" draw:name="Línea 1" draw:style-name="gr1" draw:text-style-name="P28" svg:x1="6.4992in" svg:y1="0.0882in" svg:x2="0in" svg:y2="0.0882in"><text:p/></draw:line><draw:line text:anchor-type="paragraph" draw:z-index="1" draw:name="Línea 2" draw:style-name="gr1" draw:text-style-name="P28" svg:x1="6.4992in" svg:y1="1.5043in" svg:x2="0in" svg:y2="1.5043in"><text:p/></draw:line><text:line-break/><text:span text:style-name="T9">Denominación del proyecto:</text:span><text:span text:style-name="T4"> Seguridad en la Virtualización Basada en Contenedores</text:span></text:p>
      <text:p text:style-name="P4"><text:span text:style-name="T8">Inicio del proyecto: </text:span>Agosto del 2022</text:p>
      <text:p text:style-name="P4"><text:span text:style-name="T8">Duración del proyecto (en meses):</text:span> <text:span text:style-name="T25">6</text:span> meses</text:p>
      <text:p text:style-name="P4"/>
      <text:p text:style-name="P1">Resumen (hasta 200 palabras): </text:p>
      <text:p text:style-name="P5">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6">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 La contenedorización ofrece un buen rendimiento, con un aislamiento similar (pero inferior) al de una maquina virtual, pero aun debe lograr una madurez técnica.</text:p>
      <text:p text:style-name="P6"><text:span text:style-name="T26">Este trabajo busc</text:span><text:span text:style-name="T27">a analizar </text:span><text:span text:style-name="T26">las posibles brechas de seguridad en los distintos contextos en los que se halla un contenedor y brindar posibles soluciones a cada uno de estos problemas </text:span><text:span text:style-name="T27">de una manera eficiente</text:span><text:span text:style-name="T26">.</text:span></text:p>
      <text:p text:style-name="P1"/>
      <text:p text:style-name="P1"><text:soft-page-break/>Palabras claves:</text:p>
      <text:list text:style-name="L1">
        <text:list-item>
          <text:p text:style-name="P15">Contenedorización.</text:p>
        </text:list-item>
        <text:list-item>
          <text:p text:style-name="P15">Virtualización <text:span text:style-name="T28">basada en contenedores.</text:span></text:p>
        </text:list-item>
        <text:list-item>
          <text:p text:style-name="P15">Seguridad <text:span text:style-name="T28">en contenedores</text:span>.</text:p>
        </text:list-item>
      </text:list>
      <text:p text:style-name="P1">Estado actual del conocimiento del tema:</text:p>
      <text:p text:style-name="P14"><text:tab/><text:span text:style-name="T14">“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 </text:span></text:p>
      <text:p text:style-name="P24"><text:span text:style-name="T14"><text:tab/>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span> <text:span text:style-name="T31">(Muc, 2020, p. 1).</text:span></text:p>
      <text:p text:style-name="P22"><text:tab/>Una solución a esto puede ser el uso de la virtualización <text:span text:style-name="T7">basada en hipervisor</text:span>. <text:s/>“<text:span text:style-name="T14">Un hipervisor es una pieza de software que crea y utiliza maquinas virtuales</text:span>. Los administradores de sistemas pueden optimizar el uso de los recursos físicos disponibles y confinar partes individuales de la aplicación en la infraestructura” <text:span text:style-name="T31">(</text:span><text:span text:style-name="T32">Scheepers , </text:span><text:span text:style-name="T31">2014, p. 1). </text:span>“Una maquina virtual tiene su propio SO y una configuración de red adecuada, también tiene su propia dirección IP en la red local” <text:span text:style-name="T31">(Portnoy, 201</text:span><text:span text:style-name="T33">6</text:span><text:span text:style-name="T31">). </text:span><text:span text:style-name="T14">“El trafico de red se puede redirigir entre maquinas virtuales mediante el reenvío de puertos. Alternativamente, encontramos a la red en la nube, como Amazon AWS, en la que se </text:span><text:soft-page-break/><text:span text:style-name="T14">pueden crear maquinas virtuales con direcciones IP globales, lo que hace que el reenv</text:span><text:span text:style-name="T15">ío</text:span><text:span text:style-name="T14"> de puertos no sea necesario. </text:span></text:p>
      <text:p text:style-name="P23"><text:span text:style-name="T14"><text:tab/>Sin embargo los costos de esto pueden ser altos, ya los SO de cada maquina virtual crean una sobrecarga en la nube” </text:span><text:span text:style-name="T17">(Muc, 2020, p. 1</text:span><text:span text:style-name="T16">)</text:span>. <text:span text:style-name="T14">“Estos centros de datos de computación en la nube representan el 10% del consumo mundial de energía, esta cifra va en aumento”</text:span> <text:span text:style-name="T30">(Mills, 2013, p. 3).</text:span></text:p>
      <text:p text:style-name="P17">“Esto también se aplica a servidores locales en donde los recursos serán utilizados por los SO de las maquinas virtuales que mantiene, ademas de esto se tiene que protegerlas. El aislamiento de aplicaciones y procesos mediante este método es costoso” <text:span text:style-name="T31">(Muc, 2020, p. </text:span><text:span text:style-name="T33">2).</text:span></text:p>
      <text:p text:style-name="P23"><text:tab/><text:span text:style-name="T14">“Una mejor solución a todo esto podría ser contenedorizar la aplicación, creando un entorno aislado pero funcionando en el mismo SO del dispositivo principal”</text:span> <text:span text:style-name="T17">(Muc, 2020, p. </text:span><text:span text:style-name="T16">2). “</text:span><text:span text:style-name="T14">La virtualización de contenedores a menudo se denomina virtualización a nivel de sistema operativo. La tecnología de contenedores permite ejecutar varias instancias de espacio de usuario aislado en un único host” </text:span><text:span text:style-name="T5">(James Turnbull, 2019, p. 6). </text:span><text:span text:style-name="T15">“S</text:span><text:span text:style-name="T14">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Las redes virtuales permiten el reenvío de puertos del adaptador de red virtual para que el sistema operativo host pueda acceder y compartir los servicios mantenidos por el contenedor en las redes locales y externas. Contenedorizar servicios resuelve por completo las colisiones de puertos y las colisiones de configuración requerida por dependencias comunes”</text:span> <text:span text:style-name="T17">(Muc, 2020, p. </text:span><text:span text:style-name="T16">2).</text:span> </text:p>
      <text:p text:style-name="P13"><text:soft-page-break/><text:tab/>Por todo esto los métodos de virtualizaci<text:span text:style-name="T2">ó</text:span>n de bajo costo (basados en contenedores) se están volviendo indispensables. <text:span text:style-name="T14">“</text:span><text:span text:style-name="T16">La virtualización basada en contenedores y los unikernels h</text:span><text:span text:style-name="T14">an ganado impulso notable recientemente ya que permite desarrollar, operar y mantener pequeños servicios encapsulados, requiere imágenes de maquinas desechables y son fáciles de usar”</text:span> <text:span text:style-name="T33">(Plauth, 2017).</text:span> </text:p>
      <text:p text:style-name="P23"><text:tab/><text:span text:style-name="T14">“La virtualización basada en contenedores reduce los gastos generales y por lo tanto, mejora la utilización de los centros de datos”</text:span> <text:span text:style-name="T33">(Watada, 2019, p. 2). </text:span><text:span text:style-name="T14">“Con este método se puede aislar procesos sin emulación de hardware. Mediante el uso de un solo kernel por máquina completa, la virtualización basada en contenedores podría alejar el paradigma de la nube de las máquinas virtuales basadas en hipervisor”</text:span> <text:s/><text:span text:style-name="T31">(</text:span><text:span text:style-name="T32">Scheepers , </text:span><text:span text:style-name="T31">2014, p. 1).</text:span></text:p>
      <text:p text:style-name="P19"><text:tab/><text:span text:style-name="T14">“La contenedorización esta revolucionando la forma en la que operan muchas industrias, brindando un gran impacto a las tecnologías informáticas modernas porque es muy liviana, portátil, eficiente en recursos, energía y almacenamiento. </text:span><text:span text:style-name="T18">F</text:span><text:span text:style-name="T14">acilitan el equilibrio de carga eficiente, el mantenimiento del sistema de bajo nivel, la consolidación del servidor y la replicación de instancias en ubicaciones geográficas para una mejor tolerancia a fallas para aumentar la confiabilidad de la aplicación”</text:span> <text:span text:style-name="T12">(Watada, 2019, p. 1).</text:span></text:p>
      <text:p text:style-name="P7"><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8"><text:tab/>La contenedorización ofrece un buen rendimiento, con un aislamiento similar (pero inferior) al de una maquina virtual, pero aun debe lograr una madurez técnica, <text:span text:style-name="T11">lo </text:span><text:soft-page-break/><text:span text:style-name="T11">que contribuye a limitar su difusión, ya que el personal de seguridad no puede implementar varias políticas de seguridad que se deben cumplir</text:span>.</text:p>
      <text:p text:style-name="P7"><text:tab/>Los aspectos ma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23"><text:span text:style-name="T2"><text:tab/></text:span><text:span text:style-name="T15">“La falta de disponibilidad de los soportes multiplataforma </text:span><text:span text:style-name="T14">hace que los contenedores sean menos portátiles que las máquinas virtuales. Sin almacenamiento persistente, crear y eliminando una gran cantidad de contenedores con cargas de trabajo, incluyendo miles de tareas en un entorno distribuido, es a menudo costoso cargas de trabajo del sistema significativamente altas. </text:span><text:span text:style-name="T15">L</text:span><text:span text:style-name="T14">a carga de trabajo se puede reducir compartiendo contenedores entre múltiples tareas a costa de perder el aislamiento, lo que aumenta la posibilidad de una brecha de seguridad” </text:span><text:span text:style-name="T16">(Watada, 2019, p. 2).</text:span></text:p>
      <text:p text:style-name="P23"><text:tab/>Por los tanto todas estas problemáticas se deben abordar para continuar con el creciente impulso de la contenedorizac<text:span text:style-name="T3">ió</text:span>n en producciones industriales. <text:span text:style-name="T14">“</text:span><text:span text:style-name="T19">P</text:span><text:span text:style-name="T20">ara mantener el impulso actual de la industria en un futuro previsible, existe una necesidad urgente de analizar los beneficios y debilidades de la contenedorizaci</text:span><text:span text:style-name="T19">ó</text:span><text:span text:style-name="T20">n <text:s/>junto con varios tecnicismos subyacentes” </text:span><text:span text:style-name="T16">(Watada, 2019, p. 2).</text:span></text:p>
      <text:p text:style-name="P25"><text:tab/><text:span text:style-name="T14">“Sin embargo, con los desarrollos tecnol</text:span><text:span text:style-name="T19">ó</text:span><text:span text:style-name="T14">gicos recientes tanto en m</text:span><text:span text:style-name="T19">á</text:span><text:span text:style-name="T14">quinas virtuales como en virtualizaciones livianas, la creciente aceptaci</text:span><text:span text:style-name="T19">ó</text:span><text:span text:style-name="T14">n industrial de la contenedorizaci</text:span><text:span text:style-name="T19">ó</text:span><text:span text:style-name="T14">n pronto se ver</text:span><text:span text:style-name="T19">á </text:span><text:span text:style-name="T14">desafiada ya que la necesidad del d</text:span><text:span text:style-name="T19">í</text:span><text:span text:style-name="T14">a se ha desplazado hacia las ventajas”</text:span> <text:span text:style-name="T16">(Watada, 2019, p. 26).</text:span></text:p>
      <text:p text:style-name="P20"><text:span text:style-name="T10"><text:tab/></text:span><text:span text:style-name="T21">“Aparte del rendimiento de estado estable, se cree firmemente que la combinaci</text:span><text:span text:style-name="T22">ó</text:span><text:span text:style-name="T21">n de comodidad, implementaci</text:span><text:span text:style-name="T22">ó</text:span><text:span text:style-name="T21">n m</text:span><text:span text:style-name="T22">á</text:span><text:span text:style-name="T21">s r</text:span><text:span text:style-name="T22">á</text:span><text:span text:style-name="T21">pida y constante, elasticidad y rendimiento ser</text:span><text:span text:style-name="T22">á</text:span><text:span text:style-name="T21"> extremadamente atractiva en un futuro, un arranque m</text:span><text:span text:style-name="T22">á</text:span><text:span text:style-name="T21">s r</text:span><text:span text:style-name="T22">á</text:span><text:span text:style-name="T21">pido y una </text:span><text:soft-page-break/><text:span text:style-name="T21">virtualizaci</text:span><text:span text:style-name="T22">ó</text:span><text:span text:style-name="T21">n ligera. Por lo tanto, para mantener su amplia aceptaci</text:span><text:span text:style-name="T22">ó</text:span><text:span text:style-name="T21">n industrial, la contenedorizaci</text:span><text:span text:style-name="T22">ó</text:span><text:span text:style-name="T21">n debe centrarse en los siguientes temas importantes, como: </text:span><text:span text:style-name="T22">el</text:span><text:span text:style-name="T21"> desarrollo de herramientas y t</text:span><text:span text:style-name="T22">é</text:span><text:span text:style-name="T21">cnicas para fortalecer el aislamiento de los contenedores; </text:span><text:span text:style-name="T22">el</text:span><text:span text:style-name="T21"> desarrollo de herramientas para la gesti</text:span><text:span text:style-name="T22">ó</text:span><text:span text:style-name="T21">n eficiente de contenedores y la gesti</text:span><text:span text:style-name="T22">ó</text:span><text:span text:style-name="T21">n de orquestas. </text:span><text:span text:style-name="T22">El</text:span><text:span text:style-name="T21"> desarrollo de herramientas para mejorar la portabilidad y el soporte multiplataforma; </text:span><text:span text:style-name="T22">El</text:span><text:span text:style-name="T21"> desarrollo de herramientas para proporcionar instalaciones de almacenamiento persistente para aplicaciones alojadas” </text:span><text:span text:style-name="T23">(Watada, 2019, p. 27).</text:span></text:p>
      <text:p text:style-name="P9"><text:tab/><text:span text:style-name="T14">“Los contenedores son importantes para el futuro de la computación en la nube. Los microservicios y los contenedores están estrechamente relacionados, donde los contenedores son el estándar para implementar microservicios.</text:span></text:p>
      <text:p text:style-name="P16">Una de las principales barreras para la adopción generalizada de los contenedores son los posibles problemas de seguridad que enfrentan” <text:span text:style-name="T6">(Sultan, 2019, p. 18).</text:span></text:p>
      <text:p text:style-name="P4"/>
      <text:p text:style-name="P1">Hipótesis o justificación:</text:p>
      <text:p text:style-name="P12">La contenedorización es mucho mas eficiente en consumo de recursos que la virtualización basada en hipervisor. <text:span text:style-name="T29">Mejorando su seguridad, </text:span>la migración <text:span text:style-name="T34">de la virtualización convencional</text:span> a contenedores <text:span text:style-name="T24">no tardará en llegar.</text:span></text:p>
      <text:p text:style-name="P1">Objetivos:</text:p>
      <text:list text:style-name="L2">
        <text:list-item>
          <text:p text:style-name="P18">Analizar problemas de seguridad actuales que sufre la virtualización basada en contenedores.</text:p>
        </text:list-item>
        <text:list-item>
          <text:p text:style-name="P18">Comparar la seguridad de los contenedores con los de las maquinas virtuales convencionales.</text:p>
        </text:list-item>
        <text:list-item>
          <text:p text:style-name="P18">Determinar posibles soluciones a los problemas de seguridad en la contenedorización.</text:p>
        </text:list-item>
        <text:list-item>
          <text:p text:style-name="P18">Describir los estándares actuales de seguridad aplicables a contenedores.</text:p>
        </text:list-item>
      </text:list>
      <text:p text:style-name="P3"/>
      <text:p text:style-name="P3"/>
      <text:p text:style-name="P3"><text:soft-page-break/>Bibliografía</text:p>
      <text:list xml:id="list3154564265" text:style-name="L3">
        <text:list-item>
          <text:p text:style-name="P26">Muc, A., Muchowski, T., Zawadzki, A., &amp; Szeleziński, A. (2020). Containerization of Server Services. <text:span text:style-name="T13">Multidisciplinary Aspects of Production Engineering</text:span>, <text:span text:style-name="T13">3</text:span>.</text:p>
        </text:list-item>
        <text:list-item>
          <text:p text:style-name="P26">Scheepers, M. J. (2014, June). Virtualization and containerization of application infrastructure: A comparison. In <text:span text:style-name="T13">21st twente student conference on IT</text:span> (Vol. 21).</text:p>
        </text:list-item>
        <text:list-item>
          <text:p text:style-name="P26">Sultan, S., Ahmad, I., &amp; Dimitriou, T. (2019). Container security: Issues, challenges, and the road ahead. <text:span text:style-name="T13">IEEE Access</text:span>, <text:span text:style-name="T13">7</text:span>, 52976-52996.</text:p>
        </text:list-item>
        <text:list-item>
          <text:p text:style-name="P26">Souppaya, M., Morello, J., &amp; Scarfone, K. (2017). <text:span text:style-name="T13">Application container security guide</text:span> (No. NIST Special Publication (SP) 800-190 (Draft)). National Institute of Standards and Technology.</text:p>
        </text:list-item>
        <text:list-item>
          <text:p text:style-name="P26">Turnbull, J. (2014). <text:span text:style-name="T13">The Docker Book: Containerization is the new virtualization</text:span>. James Turnbull.</text:p>
        </text:list-item>
        <text:list-item>
          <text:p text:style-name="P26">Mills, M. P. (2013). The cloud begins with coal. <text:span text:style-name="T13">Digital Power Group</text:span>.</text:p>
        </text:list-item>
        <text:list-item>
          <text:p text:style-name="P26">Portnoy, M. (2016) Virtualization Essentials, 2nd Edition. New York: Sybex.</text:p>
        </text:list-item>
        <text:list-item>
          <text:p text:style-name="P26">Watada, J., Roy, A., Kadikar, R., Pham, H., &amp; Xu, B. (2019). Emerging trends, techniques and open issues of containerization: a review. <text:span text:style-name="T13">IEEE Access</text:span>, <text:span text:style-name="T13">7</text:span>, 152443-152472.</text:p>
        </text:list-item>
      </text:lis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09-28T20:15:51.298170348</dc:date>
    <meta:editing-duration>PT13H6M1S</meta:editing-duration>
    <meta:editing-cycles>31</meta:editing-cycles>
    <meta:generator>LibreOffice/7.4.1.2$Linux_X86_64 LibreOffice_project/40$Build-2</meta:generator>
    <meta:document-statistic meta:table-count="0" meta:image-count="0" meta:object-count="0" meta:page-count="7" meta:paragraph-count="50" meta:word-count="1750" meta:character-count="11691" meta:non-whitespace-character-count="9980"/>
  </office:meta>
</office:document-meta>
</file>